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tue2"/><text:bookmark text:name="sue2"/>15. Sortier-Algorithmen</text:p>
      <text:p text:style-name="Text_20_body"><text:bookmark text:name="tnt"/><text:bookmark text:name="snt"/>Das Motto "Ordnung ist das halbe Leben" hat, wenn nicht im Leben, zumindest beim Programmieren seine Berechtigung. Sortieren von Datensätzen nach verschiedenen Kriterien oder zum Ordnen von Tabellen oder für schnellen Zugriff über binäres Suchen gehören zum täglichen Brot.<text:line-break/><text:line-break/>Zwar werden von den meisten C-Compilern Standard-Algorithmen in Form von Bibliotheks-Funktionen mitgeliefert (zum Beispiel "QuickSort"); dennoch ist es wichtig, einen groben Überblick über die Problematik des Sortierens zu haben, damit die Leistungsfähigkeit der verschiedenen Verfahren beurteilt werden kann.<text:line-break/><text:line-break/>Zudem gehören Sortierverfahren neben Suchverfahren mit zu den am besten und ausführlichsten untersuchten Algorithmen in der Informatik.<text:line-break/><text:line-break/>Bei Sortierverfahren unterscheidet man zunächst "interne" und "externe" Verfahren. Bei internen Verfahren kann die gesamte zu sortierende Datenmenge im Arbeitsspeicher des Rechners gehalten werden (Sortieren von Arrays). Damit ist die maximale Anzahl der zu sortierenden Elemente beschränkt. Externe Verfahren (Bandsortierverfahren) unterliegen dieser Beschränkung nicht. Die Daten werden in sequentiellen Dateien abgelegt und durch Mischen dieser Dateien und einiger während des Sortierens anzulegender Hilfsdateien sortiert. Auf die externen Verfahren wird hier nicht weiter eingegangen.<text:line-break/><text:line-break/>In diesem Kapitel werden fünf interne Sortierverfahren vorgestellt, die außerdem noch die Eigenschaft haben, dass außer dem Daten-Array kein weiterer Speicherplatz benötigt wird. Zur besseren Übersicht werden die hier vorgestellten Sortierverfahren nach der jeweils zugrunde liegenden Idee und nach ihrer logischen <text:bookmark text:name="sntf"/>Komplexität eingeteilt:</text:p>
      <text:p text:style-name="Standard"/>
      <text:p text:style-name="Standard"/>
      <text:p text:style-name="Standard"><text:bookmark text:name="snt2"/><text:bookmark text:name="snt1"/>Bei jedem Algorithmus ist die sogenannte Komplexität des Verfahrens angegeben (zum Beispiel <text:bookmark text:name="sqt"/>O(n)). Die Komplexität ist ein Maß dafür, wie die Laufzeit eines Programmes von der Größe des zu lösenden Problems abhängt.<text:line-break/><text:line-break/>Im Falle der Sortierverfahren bedeutet dies, dass zum Beispiel die Laufzeit von Bubble-Sort ungefähr quadratisch mit der Anzahl der zu sortierenden Elemente zunimmt. Eine gute Grundlage für die Bestimmung der Komplexität von Sortier-Algorithmen sind die Anzahl der notwendigen Vergleiche und Vertauschungen von Elementen - die beiden wesentlichen Operationen beim Sortieren.<text:line-break/><text:line-break/>In realen Anwendungen werden die höheren Verfahren Heap-Sort und vor allem Quick-Sort eingesetzt. Bei detaillierten Untersuchen hat sich die Überlegenheit von Quick-Sort über alle anderen hier vorgestellten Algorithmen herausgestellt. Quick-Sort schlägt Heap-Sort in der Geschwindigkeit noch um einen Faktor 2 bis 3.<text:line-break/><text:line-break/>Am schlechtesten schneidet fast immer Bubble-Sort ab. Allerdings benötigen Heap- und Quick-Sort eine gewisse Mindestgröße des zu sortierenden Arrays zum Ausspielen ihrer Leistungsfähigkeit. Bei sehr kleinen Arrays ist es dagegen z.B. sinnvoll, Sortieren durch direktes Auswählen einzusetze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date>2008-01-24T17:18:14</dc:date>
    <meta:editing-cycles>1</meta:editing-cycles>
    <meta:editing-duration>PT41S</meta:editing-duration>
    <meta:user-defined meta:name="Info 1"/>
    <meta:user-defined meta:name="Info 2"/>
    <meta:user-defined meta:name="Info 3"/>
    <meta:user-defined meta:name="Info 4"/>
    <meta:document-statistic meta:table-count="0" meta:image-count="0" meta:object-count="0" meta:page-count="1" meta:paragraph-count="3" meta:word-count="387" meta:character-count="2878"/>
  </office:meta>
</office:document-meta>
</file>